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116df3"/>
    </style:style>
    <style:style style:name="P6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3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8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8" style:family="paragraph" style:parent-style-name="Standard" style:list-style-name="L14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9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20" style:family="paragraph" style:parent-style-name="Standard" style:list-style-name="L10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21" style:family="paragraph" style:parent-style-name="Standard" style:list-style-name="L11">
      <style:text-properties style:text-line-through-style="none" style:text-line-through-type="none" style:font-name="DejaVu Sans Condensed" fo:font-size="12pt" officeooo:rsid="0020c9d0" officeooo:paragraph-rsid="0020c9d0" style:font-size-asian="12pt" style:font-size-complex="12pt"/>
    </style:style>
    <style:style style:name="P22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3" style:family="paragraph" style:parent-style-name="Standard">
      <style:paragraph-properties fo:text-align="start" style:justify-single-word="false"/>
      <style:text-properties officeooo:paragraph-rsid="00253541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53541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53541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officeooo:rsid="0020c9d0"/>
    </style:style>
    <style:style style:name="T8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20c9d0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228d95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22564b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240225" style:font-size-asian="12pt" style:font-weight-asian="bold" style:font-size-complex="12pt" style:font-weight-complex="bold"/>
    </style:style>
    <style:style style:name="T15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4">1<text:span text:style-name="T15">xx</text:span> - Controls</text:p>
          </table:table-cell>
          <table:table-cell table:style-name="Table1.B1" office:value-type="string">
            <text:p text:style-name="P25">2xx - Ground</text:p>
          </table:table-cell>
          <table:table-cell table:style-name="Table1.B1" office:value-type="string">
            <text:p text:style-name="P25">3xx - Flight</text:p>
          </table:table-cell>
          <table:table-cell table:style-name="Table1.B1" office:value-type="string">
            <text:p text:style-name="P25">4xx - A2A</text:p>
          </table:table-cell>
          <table:table-cell table:style-name="Table1.B1" office:value-type="string">
            <text:p text:style-name="P25">5xx - A2G</text:p>
          </table:table-cell>
          <table:table-cell table:style-name="Table1.F1" office:value-type="string">
            <text:p text:style-name="P25">6xx - Misc</text:p>
          </table:table-cell>
        </table:table-row>
      </table:table>
      <text:p text:style-name="P23"><text:span text:style-name="T10">1</text:span><text:span text:style-name="T14">0</text:span><text:span text:style-name="T10">3</text:span><text:span text:style-name="T11"> - </text:span><text:span text:style-name="T12">Controls - </text:span><text:span text:style-name="T8">Throttle </text:span><text:span text:style-name="T13">Base</text:span></text:p>
      <text:p text:style-name="P4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text:style-name="L1">
        <text:list-item>
          <text:p text:style-name="P6">Turn: --</text:p>
        </text:list-item>
      </text:list>
      <text:p text:style-name="P1">Flaps lever</text:p>
      <text:list text:style-name="L2">
        <text:list-item>
          <text:p text:style-name="P12"><text:span text:style-name="T1">Axis</text:span><text:span text:style-name="T2">: </text:span><text:span text:style-name="T7">Nozzle Position Lever, controls nozzle angle</text:span></text:p>
        </text:list-item>
      </text:list>
      <text:p text:style-name="P1">T1 switch</text:p>
      <text:list text:style-name="L3">
        <text:list-item>
          <text:p text:style-name="P7">F: --</text:p>
        </text:list-item>
      </text:list>
      <text:p text:style-name="P1">T2 switch</text:p>
      <text:list text:style-name="L4">
        <text:list-item>
          <text:p text:style-name="P8">F: --</text:p>
        </text:list-item>
      </text:list>
      <text:p text:style-name="P1">T3 switch</text:p>
      <text:list text:style-name="L5">
        <text:list-item>
          <text:p text:style-name="P13">F: --</text:p>
        </text:list-item>
      </text:list>
      <text:p text:style-name="P1">T4 switch</text:p>
      <text:list text:style-name="L6">
        <text:list-item>
          <text:p text:style-name="P14">F: --</text:p>
        </text:list-item>
      </text:list>
      <text:p text:style-name="P1">Lighted Buttons -- Master Modes, Master Arm, carrier calls</text:p>
      <text:list text:style-name="L7">
        <text:list-item>
          <text:p text:style-name="P19"><text:span text:style-name="T1">B1</text:span><text:span text:style-name="T2">: </text:span><text:span text:style-name="T1">T</text:span><text:span text:style-name="T2">oggle A/</text:span><text:span text:style-name="T7">G</text:span><text:span text:style-name="T2"> mode<text:tab/></text:span><text:span text:style-name="T1">B2: </text:span><text:span text:style-name="T7">Toggle </text:span><text:span text:style-name="T1">Master Arm ON/</text:span><text:span text:style-name="T7">OFF</text:span><text:span text:style-name="T1"><text:tab/>B3: --</text:span></text:p>
        </text:list-item>
      </text:list>
      <text:list text:style-name="L8">
        <text:list-item>
          <text:p text:style-name="P15">B4: Toggle <text:span text:style-name="T7">NAV</text:span> mode<text:tab/>B5: <text:span text:style-name="T7">Toggle VSTOL mode</text:span><text:tab/><text:tab/>B6: --</text:p>
        </text:list-item>
      </text:list>
      <text:p text:style-name="P5"><text:span text:style-name="T8">T5 switch -- </text:span><text:span text:style-name="T9">Landing gear</text:span></text:p>
      <text:list text:style-name="L9">
        <text:list-item>
          <text:p text:style-name="P9">U/D: Gear up/down</text:p>
        </text:list-item>
      </text:list>
      <text:p text:style-name="P1">T6 switch -- Flaps and <text:span text:style-name="T1">Refueling </text:span>Probe</text:p>
      <text:list text:style-name="L10">
        <text:list-item>
          <text:p text:style-name="P10">U/D: Flaps switch up/down one notch</text:p>
        </text:list-item>
        <text:list-item>
          <text:p text:style-name="P20"><text:span text:style-name="T2">S-U/</text:span><text:span text:style-name="T1">S-</text:span><text:span text:style-name="T2">D: Refueling probe extend/retract</text:span></text:p>
        </text:list-item>
      </text:list>
      <text:p text:style-name="P1">T7 switch -- <text:span text:style-name="T7">Water Injection and </text:span>Canopy</text:p>
      <text:list text:style-name="L11">
        <text:list-item>
          <text:p text:style-name="P21">U/D: Water Injection switch up/down</text:p>
        </text:list-item>
        <text:list-item>
          <text:p text:style-name="P11"><text:span text:style-name="T7">S-</text:span>U/<text:span text:style-name="T7">S-</text:span>D: Canopy up/down</text:p>
        </text:list-item>
      </text:list>
      <text:p text:style-name="P1">E1 dial -- <text:span text:style-name="T1">Kneeboard</text:span></text:p>
      <text:list text:style-name="L12">
        <text:list-item>
          <text:p text:style-name="P16">P: Kneeboard toggle</text:p>
        </text:list-item>
        <text:list-item>
          <text:p text:style-name="P22"><text:span text:style-name="T5">L/R</text:span><text:span text:style-name="T6">: Flip pages</text:span></text:p>
        </text:list-item>
      </text:list>
      <text:list text:style-name="L13">
        <text:list-item>
          <text:p text:style-name="P17">S-Rotate: RWR volume up/down</text:p>
        </text:list-item>
      </text:list>
      <text:p text:style-name="P1">E2 dial -- <text:span text:style-name="T1">NVGs</text:span></text:p>
      <text:list text:style-name="L14">
        <text:list-item>
          <text:p text:style-name="P18">P: Toggle NVGs on/off</text:p>
        </text:list-item>
        <text:list-item>
          <text:p text:style-name="P18"><text:span text:style-name="T4">L/R</text:span>: NVG gain up/down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17T22:00:18.315000000</dc:date>
    <meta:editing-duration>PT3H19M59S</meta:editing-duration>
    <meta:editing-cycles>22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39" meta:word-count="176" meta:character-count="891" meta:non-whitespace-character-count="769"/>
  </office:meta>
</office:document-meta>
</file>